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 style:master-page-name="Standard">
      <style:table-properties style:width="6.4569in" fo:margin-left="-0.0785in" style:page-number="auto" table:align="left" style:writing-mode="lr-tb"/>
    </style:style>
    <style:style style:name="Tabell1.A" style:family="table-column">
      <style:table-column-properties style:column-width="1.2563in"/>
    </style:style>
    <style:style style:name="Tabell1.B" style:family="table-column">
      <style:table-column-properties style:column-width="2.4611in"/>
    </style:style>
    <style:style style:name="Tabell1.C" style:family="table-column">
      <style:table-column-properties style:column-width="2.7396in"/>
    </style:style>
    <style:style style:name="Tabell1.1" style:family="table-row">
      <style:table-row-properties style:min-row-height="0.191in" fo:keep-together="auto"/>
    </style:style>
    <style:style style:name="Tabell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2" style:family="table-row">
      <style:table-row-properties style:min-row-height="4.3313in" fo:keep-together="auto"/>
    </style:style>
    <style:style style:name="Tabell1.3" style:family="table-row">
      <style:table-row-properties style:min-row-height="3.2181in" fo:keep-together="auto"/>
    </style:style>
    <style:style style:name="Tabell1.4" style:family="table-row">
      <style:table-row-properties style:min-row-height="1.1486in" fo:keep-together="auto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Punktlista">
      <style:text-properties fo:font-size="11pt" style:font-size-asian="11pt"/>
    </style:style>
    <style:style style:name="P3" style:family="paragraph" style:parent-style-name="Punktlista" style:list-style-name="">
      <style:paragraph-properties fo:margin-left="0.25in" fo:margin-right="0in" fo:text-indent="-0.25in" style:auto-text-indent="false" style:snap-to-layout-grid="false"/>
      <style:text-properties fo:font-size="11pt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color="#000000" style:font-name-complex="Garamond" style:font-size-complex="12pt"/>
    </style:style>
    <style:style style:name="T4" style:family="text">
      <style:text-properties fo:color="#000000" fo:font-weight="bold" style:font-weight-asian="bold" style:font-name-complex="Garamond" style:font-size-complex="12pt" style:font-weight-complex="bold"/>
    </style:style>
    <style:style style:name="T5" style:family="text">
      <style:text-properties fo:color="#ff0000" fo:font-size="11pt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 table:style-name="Tabell1.1">
          <table:table-cell table:style-name="Tabell1.A1" office:value-type="string">
            <text:p text:style-name="P1">Arbetsområde</text:p>
          </table:table-cell>
          <table:table-cell table:style-name="Tabell1.A1" office:value-type="string">
            <text:p text:style-name="P3"/>
          </table:table-cell>
          <table:table-cell table:style-name="Tabell1.C1" office:value-type="string">
            <text:p text:style-name="P3"/>
          </table:table-cell>
        </table:table-row>
        <table:table-row table:style-name="Tabell1.2">
          <table:table-cell table:style-name="Tabell1.A1" office:value-type="string">
            <text:p text:style-name="P1">Ensemblespel</text:p>
          </table:table-cell>
          <table:table-cell table:style-name="Tabell1.A1" office:value-type="string">
            <text:list xml:id="list2611884166281696983" text:style-name="WW8Num9">
              <text:list-item>
                <text:p text:style-name="P2">Sång, melodispel och ackompanjemang i ensembleform i olika genrer.</text:p>
              </text:list-item>
              <text:list-item>
                <text:p text:style-name="P2">Gehörsmusicerande efter musikaliska mönster, till exempel ackordföljder, perioder och kompmodeller.</text:p>
              </text:list-item>
              <text:list-item>
                <text:p text:style-name="P2">Imitation och improvisation med röst och instrument, rytmer och toner.</text:p>
              </text:list-item>
              <text:list-item>
                <text:p text:style-name="P2">Musiksymboler, grafisk notation, noter och ackordbeteckningar.</text:p>
              </text:list-item>
              <text:list-item>
                <text:p text:style-name="P2">Ord och begrepp som behövs för att kunna läsa, skriva och samtala om musicerande och om intryck samt upplevelser av musik.</text:p>
              </text:list-item>
              <text:list-item>
                <text:p text:style-name="P2"/>
              </text:list-item>
            </text:list>
          </table:table-cell>
          <table:table-cell table:style-name="Tabell1.C1" office:value-type="string">
            <text:list xml:id="list200325900275505" text:continue-numbering="true" text:style-name="WW8Num9">
              <text:list-item>
                <text:p text:style-name="Punktlista"><text:span text:style-name="T1">Eleven kan även spela </text:span><text:span text:style-name="T2">delar</text:span><text:span text:style-name="T1"> av en enkel anpassad melodi-, bas- och slagverksstämma samt </text:span><text:span text:style-name="T2">bidra</text:span><text:span text:style-name="T1"> </text:span><text:span text:style-name="T2">till </text:span><text:span text:style-name="T1">ackompanjemang på ett ackordinstrument med</text:span><text:span text:style-name="T2"> några ackord</text:span><text:span text:style-name="T1">.</text:span></text:p>
              </text:list-item>
              <text:list-item>
                <text:p text:style-name="Punktlista"><text:span text:style-name="T3">Dessutom sjunger eller spelar eleven på något instrument </text:span><text:span text:style-name="T4">i viss mån </text:span><text:span text:style-name="T3">med tajming.</text:span></text:p>
              </text:list-item>
              <text:list-item>
                <text:p text:style-name="Punktlista"><text:span text:style-name="T3">Eleven kan föra </text:span><text:span text:style-name="T4">enkla </text:span><text:span text:style-name="T3">resonemang om eget och andras musicerande.</text:span></text:p>
              </text:list-item>
            </text:list>
          </table:table-cell>
        </table:table-row>
        <table:table-row table:style-name="Tabell1.3">
          <table:table-cell table:style-name="Tabell1.A1" office:value-type="string">
            <text:p text:style-name="P1">Körsång</text:p>
          </table:table-cell>
          <table:table-cell table:style-name="Tabell1.A1" office:value-type="string">
            <text:list xml:id="list200325407427786" text:continue-numbering="true" text:style-name="WW8Num9">
              <text:list-item>
                <text:p text:style-name="Punktlista"><text:span text:style-name="T1">Röst- och </text:span><text:span text:style-name="T5">hörselvård</text:span><text:span text:style-name="T1"> vid musikaliska aktiviteter, till exempel uppvärmningsövningar.</text:span></text:p>
              </text:list-item>
              <text:list-item>
                <text:p text:style-name="P2">Rösten som instrument för olika vokala uttryck, till exempel sång, jojk och rap.</text:p>
              </text:list-item>
              <text:list-item>
                <text:p text:style-name="P2">Musiksymboler, grafisk notation, noter och ackordbeteckningar.</text:p>
              </text:list-item>
              <text:list-item>
                <text:p text:style-name="P2">Ord och begrepp som behövs för att kunna läsa, skriva och samtala om musicerande och om intryck samt upplevelser av musik.</text:p>
              </text:list-item>
            </text:list>
          </table:table-cell>
          <table:table-cell table:style-name="Tabell1.C1" office:value-type="string">
            <text:list xml:id="list200324987708068" text:continue-numbering="true" text:style-name="WW8Num9">
              <text:list-item>
                <text:p text:style-name="Punktlista"><text:span text:style-name="T1">Eleven kan delta i gemensam sång och följer då i </text:span><text:span text:style-name="T2">någon mån</text:span><text:span text:style-name="T1"> rytm och tonhöjd.</text:span></text:p>
              </text:list-item>
              <text:list-item>
                <text:p text:style-name="Punktlista"><text:span text:style-name="T3">Dessutom sjunger eller spelar eleven på något instrument </text:span><text:span text:style-name="T4">i viss mån </text:span><text:span text:style-name="T3">med tajming.</text:span></text:p>
              </text:list-item>
              <text:list-item>
                <text:p text:style-name="Punktlista"><text:span text:style-name="T3">Eleven kan föra </text:span><text:span text:style-name="T4">enkla </text:span><text:span text:style-name="T3">resonemang om eget och andras musicerande.</text:span></text:p>
              </text:list-item>
            </text:list>
          </table:table-cell>
        </table:table-row>
        <table:table-row table:style-name="Tabell1.4">
          <table:table-cell table:style-name="Tabell1.A1" office:value-type="string">
            <text:p text:style-name="P1">Musikens sammanhang och funktioner</text:p>
            <text:p text:style-name="P1"/>
          </table:table-cell>
          <table:table-cell table:style-name="Tabell1.A1" office:value-type="string">
            <text:list xml:id="list200324956934752" text:continue-numbering="true" text:style-name="WW8Num9">
              <text:list-item>
                <text:p text:style-name="P2">Ljudets och musikens fysiska, tanke- och känslomässiga påverkan på människan i olika sammanhang. Hur musik används för påverkan och rekreation och i olika rituella sammanhang.</text:p>
              </text:list-item>
              <text:list-item>
                <text:p text:style-name="P2"><text:soft-page-break/>Ord och begrepp som behövs för att kunna läsa, skriva och samtala om musicerande och om intryck samt upplevelser av musik.</text:p>
              </text:list-item>
              <text:list-item>
                <text:p text:style-name="P2">Musik tillsammans med bild, text och dans. Hur olika estetiska uttryck kan samspela.</text:p>
              </text:list-item>
            </text:list>
          </table:table-cell>
          <table:table-cell table:style-name="Tabell1.C1" office:value-type="string">
            <text:list xml:id="list200326163340775" text:continue-numbering="true" text:style-name="WW8Num9">
              <text:list-item>
                <text:p text:style-name="Punktlista"><text:span text:style-name="T3"><text:s/>Eleven kan även uttrycka sig på ett </text:span><text:span text:style-name="T4">enkelt </text:span><text:span text:style-name="T3">sätt om egna musikupplevelser. samt beskriva och ge exempel på hur musik kan påverka människor.</text:span></text:p>
              </text:list-item>
              <text:list-item>
                <text:p text:style-name="P2"/>
              </text:list-item>
            </text:list>
          </table:table-cell>
        </table:table-row>
        <table:table-row table:style-name="Tabell1.1">
          <table:table-cell table:style-name="Tabell1.A1" office:value-type="string">
            <text:p text:style-name="P1">Akustik</text:p>
          </table:table-cell>
          <table:table-cell table:style-name="Tabell1.A1" office:value-type="string">
            <text:list xml:id="list200324756327148" text:continue-numbering="true" text:style-name="WW8Num9">
              <text:list-item>
                <text:p text:style-name="P2">Hälsosamma ljudnivåer och olika typer av musikhörselskydd.</text:p>
              </text:list-item>
              <text:list-item>
                <text:p text:style-name="Punktlista"><text:span text:style-name="T5">Röst</text:span><text:span text:style-name="T1">- och hörselvård vid musikaliska aktiviteter, till exempel uppvärmningsövningar.</text:span></text:p>
              </text:list-item>
              <text:list-item>
                <text:p text:style-name="P2">Hälsosamma ljudnivåer och olika typer av musikhörselskydd.</text:p>
              </text:list-item>
            </text:list>
          </table:table-cell>
          <table:table-cell table:style-name="Tabell1.C1" office:value-type="string">
            <text:list xml:id="list200325302991910" text:continue-numbering="true" text:style-name="WW8Num9">
              <text:list-item>
                <text:p text:style-name="Punktlista"><text:span text:style-name="T1">Eleven kan </text:span><text:span text:style-name="T3">beskriva och ge exempel på hur musik kan påverka människor.</text:span></text:p>
              </text:list-item>
            </text:list>
          </table:table-cell>
        </table:table-row>
        <table:table-row table:style-name="Tabell1.1">
          <table:table-cell table:style-name="Tabell1.A1" office:value-type="string">
            <text:p text:style-name="P1">Musikhistoria</text:p>
          </table:table-cell>
          <table:table-cell table:style-name="Tabell1.A1" office:value-type="string">
            <text:list xml:id="list200325759189730" text:continue-numbering="true" text:style-name="WW8Num9">
              <text:list-item>
                <text:p text:style-name="P2">Indelningen i stråk-, blås-, sträng-, tangent- och slagverksinstrument.</text:p>
              </text:list-item>
              <text:list-item>
                <text:p text:style-name="P2">Konstmusik, folkmusik och populärmusik från olika kulturer och deras musikaliska karaktärsdrag.</text:p>
              </text:list-item>
            </text:list>
          </table:table-cell>
          <table:table-cell table:style-name="Tabell1.C1" office:value-type="string">
            <text:list xml:id="list200325888220532" text:continue-numbering="true" text:style-name="WW8Num9">
              <text:list-item>
                <text:p text:style-name="Punktlista"><text:span text:style-name="T1">Dessutom kan eleven med</text:span><text:span text:style-name="T2"> viss</text:span><text:span text:style-name="T1"> säkerhet urskilja och ge exempel på musikaliska karaktärsdrag från olika genrer och kulturer samt med</text:span><text:span text:style-name="T2"> viss </text:span><text:span text:style-name="T1">säkerhet ge exempel på instrument från olika instrumentgrupper.</text:span></text:p>
              </text:list-item>
            </text:list>
          </table:table-cell>
        </table:table-row>
        <table:table-row table:style-name="Tabell1.1">
          <table:table-cell table:style-name="Tabell1.A1" office:value-type="string">
            <text:p text:style-name="P1">Låtskrivande</text:p>
          </table:table-cell>
          <table:table-cell table:style-name="Tabell1.A1" office:value-type="string">
            <text:list xml:id="list200325557156987" text:continue-numbering="true" text:style-name="WW8Num9">
              <text:list-item>
                <text:p text:style-name="P2">Musikskapande med utgångspunkt i musikaliska mönster och former, till exempel ackordföljder och basgångar. </text:p>
              </text:list-item>
              <text:list-item>
                <text:p text:style-name="P2">Rytm, klang och dynamik, tonhöjd, tempo, perioder, taktarter, vers och refräng som byggstenar för att komponera musik i olika genrer.</text:p>
              </text:list-item>
            </text:list>
          </table:table-cell>
          <table:table-cell table:style-name="Tabell1.C1" office:value-type="string">
            <text:list xml:id="list200325830734355" text:continue-numbering="true" text:style-name="WW8Num9">
              <text:list-item>
                <text:p text:style-name="Punktlista"><text:span text:style-name="T1">Eleven kan, utifrån egna musikaliska idéer, </text:span><text:span text:style-name="T2">bidra till</text:span><text:span text:style-name="T1"> </text:span><text:span text:style-name="T2">att skapa</text:span><text:span text:style-name="T1"> musik genom att med hjälp av röst, instrument eller digitala verktyg utgå från några enkla musikaliska mönster och former och pröva hur dessa kan</text:span><text:span text:style-name="T2"> bidra till </text:span><text:span text:style-name="T1">en fungerande komposition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945in" fo:orphans="2" fo:widows="2" style:writing-mode="lr-tb"/>
      <style:text-properties style:use-window-font-color="true" style:font-name="Garamond" fo:font-family="Garamond" style:font-family-generic="roman" style:font-pitch="variable" fo:font-size="12pt" fo:language="sv" fo:country="SE" style:font-name-asian="Garamond" style:font-family-asian="Garamond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/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style:contextual-spacing="false" fo:keep-together="always" fo:keep-with-next="always"/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ooter" style:family="paragraph" style:parent-style-name="Standard" style:class="extra">
      <style:paragraph-properties fo:line-height="100%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Punktlista" style:family="paragraph" style:parent-style-name="Standard" style:list-style-name="WW8Num9">
      <style:paragraph-properties fo:margin-top="0in" fo:margin-bottom="0in" style:contextual-spacing="true"/>
    </style:style>
    <style:style style:name="Subtitle" style:family="paragraph" style:parent-style-name="Standard" style:next-style-name="Standard" style:class="chapter">
      <style:paragraph-properties fo:margin-top="0.139in" fo:margin-bottom="0in" style:contextual-spacing="false"/>
      <style:text-properties style:font-name="Arial" fo:font-family="Arial" style:font-family-generic="swiss" style:font-pitch="variable" fo:letter-spacing="0.0102in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ellText" style:family="paragraph" style:parent-style-name="Standard">
      <style:paragraph-properties style:line-height-at-least="0.1528in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nehållsförteckningsrubrik" style:family="paragraph" style:parent-style-name="Heading_20_1" style:next-style-name="Standard">
      <style:text-properties fo:font-size="14pt" style:font-size-asian="14pt"/>
    </style:style>
    <style:style style:name="Liststycke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ubrik_20_2_20_Char" style:display-name="Rubrik 2 Char" style:family="text" style:parent-style-name="Standardstycketeckensnit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Rubrik_20_3_20_Char" style:display-name="Rubrik 3 Char" style:family="text" style:parent-style-name="Standardstycketeckensnitt"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ubrik_20_4_20_Char" style:display-name="Rubrik 4 Char" style:family="text" style:parent-style-name="Standardstycketeckensnitt"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idfot_20_Char" style:display-name="Sidfot Char" style:family="text" style:parent-style-name="Standardstycketeckensnit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Rubrik_20_Char" style:display-name="Rubrik Char" style:family="text" style:parent-style-name="Standardstycketeckensnitt"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Underrubrik_20_Char" style:display-name="Underrubrik Char" style:family="text" style:parent-style-name="Standardstycketeckensnitt">
      <style:text-properties style:font-name="Arial" fo:font-family="Arial" style:font-family-generic="swiss" style:font-pitch="variable" fo:font-size="12pt" fo:letter-spacing="0.0102in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ark_20_betoning" style:display-name="Stark betoning" style:family="text" style:parent-style-name="Standardstycketeckensnitt">
      <style:text-properties fo:color="#000000" fo:font-style="italic" fo:font-weight="bold" style:font-style-asian="italic" style:font-weight-asian="bold" style:font-style-complex="italic" style:font-weight-complex="bold"/>
    </style:style>
    <style:style style:name="Brödtext_20_Char" style:display-name="Brödtext Char" style:family="text" style:parent-style-name="Standardstycketeckensnit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383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0.88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383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38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2.883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383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3.88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3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kl001</meta:initial-creator>
    <meta:creation-date>2014-08-14T16:53:00</meta:creation-date>
    <dc:creator>jonekl001</dc:creator>
    <dc:date>2014-08-14T16:53:00</dc:date>
    <meta:editing-cycles>2</meta:editing-cycles>
    <meta:editing-duration>P15824DT17H31M44S</meta:editing-duration>
    <meta:document-statistic meta:table-count="1" meta:image-count="0" meta:object-count="0" meta:page-count="2" meta:paragraph-count="38" meta:word-count="467" meta:character-count="3057" meta:non-whitespace-character-count="2655"/>
    <meta:generator>LibreOffice/4.2.8.2$Linux_X86_64 LibreOffice_project/420m0$Build-2</meta:generator>
  </office:meta>
</office:document-meta>
</file>